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1" fo:font-size="13pt" fo:font-weight="bold" officeooo:rsid="001bff54" officeooo:paragraph-rsid="001bff54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1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1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1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5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2567ff"/>
    </style:style>
    <style:style style:name="P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Calibri Light1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top="0cm" fo:margin-bottom="0.046cm" style:contextual-spacing="false" fo:line-height="150%" fo:text-align="start" style:justify-single-word="false"/>
      <style:text-properties fo:font-variant="normal" fo:text-transform="none" fo:color="#000000" loext:opacity="100%" style:font-name="Calibri Light1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alibri Light1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.247cm" style:contextual-spacing="false" fo:line-height="150%" fo:text-align="start" style:justify-single-word="false"/>
      <style:text-properties fo:font-variant="normal" fo:text-transform="none" fo:color="#000000" loext:opacity="100%" style:font-name="Calibri Light1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666666" loext:opacity="100%" style:font-name="Calibri Light1" fo:font-size="10.5pt" fo:letter-spacing="normal" fo:font-style="italic" fo:font-weight="normal" officeooo:rsid="002567ff" officeooo:paragraph-rsid="002567ff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alibri Light1" fo:font-size="12pt" fo:letter-spacing="normal" fo:font-style="normal" fo:font-weight="normal" officeooo:paragraph-rsid="001bff54" style:font-size-asian="12pt" style:font-size-complex="12pt"/>
    </style:style>
    <style:style style:name="P12" style:family="paragraph" style:parent-style-name="Standard">
      <style:paragraph-properties fo:line-height="115%" fo:text-align="start" style:justify-single-word="false"/>
      <style:text-properties fo:color="#000000" loext:opacity="100%" style:font-name="Calibri Light1" fo:font-size="12pt" fo:font-weight="normal" officeooo:rsid="001bff54" officeooo:paragraph-rsid="001bff54" style:font-size-asian="12pt" style:font-weight-asian="normal" style:font-size-complex="12pt" style:font-weight-complex="normal"/>
    </style:style>
    <style:style style:name="T1" style:family="text">
      <style:text-properties officeooo:rsid="0024e626"/>
    </style:style>
    <style:style style:name="T2" style:family="text">
      <style:text-properties fo:font-variant="normal" fo:text-transform="none" fo:color="#000000" loext:opacity="100%" style:font-name="Calibri Light1" fo:font-size="10.5pt" fo:letter-spacing="normal" fo:font-style="normal" fo:font-weight="bold" officeooo:rsid="001bff54" style:font-size-asian="10.5pt" style:font-weight-asian="bold" style:font-size-complex="10.5pt" style:font-weight-complex="bold"/>
    </style:style>
    <style:style style:name="T3" style:family="text">
      <style:text-properties fo:font-variant="normal" fo:text-transform="none" fo:color="#000000" loext:opacity="100%" style:font-name="Calibri Light1" fo:font-size="10.5pt" fo:letter-spacing="normal" fo:font-style="normal" fo:font-weight="normal" officeooo:rsid="001bff54" style:font-size-asian="10.5pt" style:font-weight-asian="normal" style:font-size-complex="10.5pt" style:font-weight-complex="normal"/>
    </style:style>
    <style:style style:name="T4" style:family="text">
      <style:text-properties fo:font-variant="normal" fo:text-transform="none" fo:color="#000000" loext:opacity="100%" style:font-name="Calibri Light1" fo:font-size="10.5pt" fo:letter-spacing="normal" fo:font-style="normal" fo:font-weight="normal" officeooo:rsid="002567ff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fo:color="#000000" loext:opacity="100%" style:font-name="Calibri Light1" fo:font-size="10.5pt" fo:letter-spacing="normal" fo:font-style="normal" fo:font-weight="bold" officeooo:rsid="002567ff" style:font-size-asian="10.5pt" style:font-weight-asian="bold" style:font-size-complex="10.5pt" style:font-weight-complex="bold"/>
    </style:style>
    <style:style style:name="T6" style:family="text">
      <style:text-properties fo:font-variant="normal" fo:text-transform="none" fo:color="#000000" loext:opacity="100%" style:font-name="Calibri Light1" fo:font-size="10.5pt" fo:letter-spacing="normal" fo:font-style="normal" fo:font-weight="normal" style:font-size-asian="10.5pt" style:font-size-complex="10.5pt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archivos <text:span text:style-name="T1">INTRO</text:span></text:p>
      <text:p text:style-name="P2"/>
      <text:p text:style-name="P3">Realiza los siguientes ejercicios a través del terminal de LINUX.</text:p>
      <text:p text:style-name="P4"/>
      <text:p text:style-name="P5"><text:span text:style-name="T2">Ejercicio 1.-</text:span><text:span text:style-name="T3"> </text:span><text:span text:style-name="T4">Muévete a la carpeta Descargas.</text:span></text:p>
      <text:p text:style-name="P5"><text:span text:style-name="T5">Ejercicio 2.-</text:span><text:span text:style-name="T4"> Crea una carpeta “Carpeta1” en la carpeta Descargas.</text:span></text:p>
      <text:p text:style-name="P5"><text:span text:style-name="T5">Ejercicio 3.- </text:span><text:span text:style-name="T4">Comprueba que la carpeta ha sido creada correctamente.</text:span><text:span text:style-name="T6"><text:line-break/></text:span><text:span text:style-name="T5">Ejercicio 4.- </text:span><text:span text:style-name="T4">Muévete a la carpeta “Carpeta1” y crea un fichero “hola.txt”.</text:span></text:p>
      <text:p text:style-name="P5"><text:span text:style-name="T5">Ejercicio 5.-</text:span><text:span text:style-name="T4"> Comprueba que el archivo se ha creado correctamente y accede a editar dicho archivo. Escribe la siguiente frase dentro del archivo y sal del editor:</text:span></text:p>
      <text:p text:style-name="P6"><text:tab/>“Este es un archivo .txt”</text:p>
      <text:p text:style-name="P7"><text:span text:style-name="T7">Ejercicio 6.-</text:span> Muestra el contenido del archivo sin acceder al archivo.</text:p>
      <text:p text:style-name="P8"><text:span text:style-name="T7">Ejercicio 7.-</text:span> Muévete de nuevo a la carpeta Descargas.</text:p>
      <text:p text:style-name="P9"><text:span text:style-name="T7">Ejercicio 8.-</text:span> Elimina la carpeta “Carpeta1” y todo su contenido. Comprueba que se ha borrado correctamente.</text:p>
      <text:p text:style-name="P10"/>
      <text:p text:style-name="P10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5-03-07T09:58:09.019000000</dc:date>
    <meta:editing-duration>PT49M39S</meta:editing-duration>
    <meta:editing-cycles>1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0" meta:word-count="121" meta:character-count="764" meta:non-whitespace-character-count="652"/>
  </office:meta>
</office:document-meta>
</file>